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ourceLoader.FileResourceLoader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esourceLoad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ResourceLoader.getResourceAsStream( String resour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